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6_2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6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Joseph Blumenthal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May 21, 1894</text:p>
      <text:p text:style-name="P6">Month<text:tab/><text:tab/><text:tab/><text:tab/><text:tab/><text:tab/>May</text:p>
      <text:p text:style-name="P6">Year<text:tab/><text:tab/><text:tab/><text:tab/><text:tab/><text:tab/>1894</text:p>
      <text:p text:style-name="P6">Hebrew Date<text:tab/><text:tab/><text:tab/><text:tab/><text:tab/></text:p>
      <text:p text:style-name="P6">Undated</text:p>
      <text:p text:style-name="P6">City<text:tab/><text:tab/><text:tab/><text:tab/><text:tab/><text:tab/>New York</text:p>
      <text:p text:style-name="P6">State<text:tab/><text:tab/><text:tab/><text:tab/><text:tab/><text:tab/>NY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2">City of New York./</text:p>
      <text:p text:style-name="P2">DEPARTMENT OF/ TAXES AND ASSESSMENTS./</text:p>
      <text:p text:style-name="P2">Stewart Building,/ 280 BROADWAY./</text:p>
      <text:p text:style-name="P3">Commissioners./</text:p>
      <text:p text:style-name="P3">EDWARD P. BARKER, President./</text:p>
      <text:p text:style-name="P3">JOHN WHALEN./</text:p>
      <text:p text:style-name="P3">JOSEPH BLUMENTHAL./</text:p>
      <text:p text:style-name="P4">May 21st 1894/</text:p>
      <text:p text:style-name="P3">My dear Dr/</text:p>
      <text:p text:style-name="P3"><text:tab/>I think it best that you/ see Mr Sulzberger, and tell him that/ we will cheerfully pay the $75--/ to meet his generous proposal &amp;c--/ I think it highly desirable to gain/ his friendship, and thus to evince/ our appreciation of his kindly feeling/ towards us and our work--/</text:p>
      <text:p text:style-name="P3"><text:tab/>Matters as to examination/ and graduation days are progressing/ and I hope everything will be in/ good shape &amp;c/ Yours sincerely/ Joseph Blumenthal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1T12:51:44.53</meta:creation-date>
    <dc:date>2011-12-21T12:55:44.90</dc:date>
    <dc:creator>Penn Libraries</dc:creator>
    <meta:editing-duration>PT00H04M0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71" meta:word-count="268" meta:character-count="1870"/>
  </office:meta>
</office:document-meta>
</file>